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014cm"/>
    </style:style>
    <style:style style:name="Table1.C" style:family="table-column">
      <style:table-column-properties style:column-width="5.078cm"/>
    </style:style>
    <style:style style:name="Table1.D" style:family="table-column">
      <style:table-column-properties style:column-width="7.816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text-align="start" style:justify-single-word="false" fo:break-before="pag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4"/>
    <style:style style:name="P21" style:family="paragraph" style:parent-style-name="Text_20_body" style:list-style-name="L4"/>
    <style:style style:name="P22" style:family="paragraph" style:parent-style-name="Text_20_body" style:list-style-name="L4"/>
    <style:style style:name="P23" style:family="paragraph" style:parent-style-name="Text_20_body" style:list-style-name="L4"/>
    <style:style style:name="P24" style:family="paragraph" style:parent-style-name="Text_20_body" style:list-style-name="L4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5"/>
    <style:style style:name="P30" style:family="paragraph" style:parent-style-name="Text_20_body" style:list-style-name="L5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 style:list-style-name="L5"/>
    <style:style style:name="P34" style:family="paragraph" style:parent-style-name="Text_20_body" style:list-style-name="L5"/>
    <style:style style:name="P35" style:family="paragraph" style:parent-style-name="Text_20_body" style:list-style-name="L5"/>
    <style:style style:name="P36" style:family="paragraph" style:parent-style-name="Text_20_body" style:list-style-name="L5"/>
    <style:style style:name="P37" style:family="paragraph" style:parent-style-name="Text_20_body" style:list-style-name="L5"/>
    <style:style style:name="P38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Text_20_body" style:list-style-name="L3">
      <style:paragraph-properties fo:margin-top="0cm" fo:margin-bottom="0cm"/>
    </style:style>
    <style:style style:name="P41" style:family="paragraph" style:parent-style-name="Text_20_body" style:list-style-name="L3">
      <style:paragraph-properties fo:margin-top="0cm" fo:margin-bottom="0cm"/>
    </style:style>
    <style:style style:name="P42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Strong_20_Emphasis">12) Conectividade<text:line-break/></text:span></text:p>
      <text:p text:style-name="P4"><text:span text:style-name="Strong_20_Emphasis"><text:span text:style-name="T1">12.1) Integração com o PHP<text:line-break/>12.2) Integração com Java (jdbc)<text:line-break/>12.3) Integração com MS Access via ODBC<text:line-break/>12.4) Integração com Visual C++<text:line-break/>12.5) Integração com .NET<text:line-break/></text:span></text:span></text:p>
      <text:p text:style-name="P4"><text:span text:style-name="Strong_20_Emphasis"><text:span text:style-name="T1">O PostgreSQL oferece conectividade com os principais linguagens e ferramentas que utilizam SGBDs.</text:span></text:span></text:p>
      <text:p text:style-name="P4"><text:span text:style-name="Strong_20_Emphasis"><text:span text:style-name="T1">Existem somente duas interfaces clientes incluídas na distribuição do PostgreSQL:</text:span></text:span></text:p>
      <text:list text:style-name="L1">
        <text:list-item>
          <text:p text:style-name="P9"><text:span text:style-name="Strong_20_Emphasis"><text:span text:style-name="T1">libpq – é a interface primária para a linguagem C. Muitas outras interfaces são consruídas sobre esta (</text:span></text:span><text:a xlink:type="simple" xlink:href="http://www.postgresql.org/docs/8.3/interactive/libpq.html"><text:span text:style-name="Strong_20_Emphasis"><text:span text:style-name="T1">http://www.postgresql.org/docs/8.3/interactive/libpq.html</text:span></text:span></text:a><text:span text:style-name="Strong_20_Emphasis"><text:span text:style-name="T1">).</text:span></text:span></text:p>
        </text:list-item>
        <text:list-item>
          <text:p text:style-name="P9"><text:span text:style-name="Strong_20_Emphasis"><text:span text:style-name="T1">ecpq – SQL incorporado ao PostgreSQL. </text:span></text:span></text:p>
        </text:list-item>
      </text:list>
      <text:p text:style-name="P4"><text:span text:style-name="Strong_20_Emphasis"><text:span text:style-name="T1"/></text:span></text:p>
      <text:p text:style-name="P4"><text:span text:style-name="Strong_20_Emphasis"><text:span text:style-name="T1">Artigo sobre ecpq - </text:span></text:span><text:a xlink:type="simple" xlink:href="http://www.vivaolinux.com.br/artigos/impressora.php?codigo=4652"><text:span text:style-name="Strong_20_Emphasis"><text:span text:style-name="T1">http://www.vivaolinux.com.br/artigos/impressora.php?codigo=4652</text:span></text:span></text:a><text:span text:style-name="Strong_20_Emphasis"><text:span text:style-name="T1">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Todas as outras interfaces são projetos externos e são distribuídos separadamente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Interfaces Clientes Mantidos <text:s/>Externo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Language</text:p>
            </table:table-cell>
            <table:table-cell table:style-name="Table1.A1" office:value-type="string">
              <text:p text:style-name="Table_20_Heading">Comments</text:p>
            </table:table-cell>
            <table:table-cell table:style-name="Table1.D1" office:value-type="string">
              <text:p text:style-name="Table_20_Heading">Website</text:p>
            </table:table-cell>
          </table:table-row>
        </table:table-header-rows>
        <table:table-row>
          <table:table-cell table:style-name="Table1.A2" office:value-type="string">
            <text:p text:style-name="Table_20_Contents">DBD::Pg</text:p>
          </table:table-cell>
          <table:table-cell table:style-name="Table1.A2" office:value-type="string">
            <text:p text:style-name="Table_20_Contents">Perl</text:p>
          </table:table-cell>
          <table:table-cell table:style-name="Table1.A2" office:value-type="string">
            <text:p text:style-name="Table_20_Contents">Perl DBI driver</text:p>
          </table:table-cell>
          <table:table-cell table:style-name="Table1.D2" office:value-type="string">
            <text:p text:style-name="Table_20_Contents"><text:a xlink:type="simple" xlink:href="http://search.cpan.org/dist/DBD-Pg/" office:target-frame-name="_top" xlink:show="replace">http://search.cpan.org/dist/DBD-Pg/</text:a></text:p>
          </table:table-cell>
        </table:table-row>
        <table:table-row>
          <table:table-cell table:style-name="Table1.A2" office:value-type="string">
            <text:p text:style-name="Table_20_Contents">JDBC</text:p>
          </table:table-cell>
          <table:table-cell table:style-name="Table1.A2" office:value-type="string">
            <text:p text:style-name="Table_20_Contents">JDBC</text:p>
          </table:table-cell>
          <table:table-cell table:style-name="Table1.A2" office:value-type="string">
            <text:p text:style-name="Table_20_Contents">Type 4 JDBC driver</text:p>
          </table:table-cell>
          <table:table-cell table:style-name="Table1.D2" office:value-type="string">
            <text:p text:style-name="Table_20_Contents"><text:a xlink:type="simple" xlink:href="http://jdbc.postgresql.org/" office:target-frame-name="_top" xlink:show="replace">http://jdbc.postgresql.org/</text:a></text:p>
          </table:table-cell>
        </table:table-row>
        <table:table-row>
          <table:table-cell table:style-name="Table1.A2" office:value-type="string">
            <text:p text:style-name="Table_20_Contents">libpqxx</text:p>
          </table:table-cell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Table_20_Contents">New-style C++ interface</text:p>
          </table:table-cell>
          <table:table-cell table:style-name="Table1.D2" office:value-type="string">
            <text:p text:style-name="Table_20_Contents"><text:a xlink:type="simple" xlink:href="http://pqxx.org/" office:target-frame-name="_top" xlink:show="replace">http://pqxx.org/</text:a></text:p>
          </table:table-cell>
        </table:table-row>
        <table:table-row>
          <table:table-cell table:style-name="Table1.A2" office:value-type="string">
            <text:p text:style-name="Table_20_Contents">Npgsql</text:p>
          </table:table-cell>
          <table:table-cell table:style-name="Table1.A2" office:value-type="string">
            <text:p text:style-name="Table_20_Contents">.NET</text:p>
          </table:table-cell>
          <table:table-cell table:style-name="Table1.A2" office:value-type="string">
            <text:p text:style-name="Table_20_Contents">.NET data provider</text:p>
          </table:table-cell>
          <table:table-cell table:style-name="Table1.D2" office:value-type="string">
            <text:p text:style-name="Table_20_Contents"><text:a xlink:type="simple" xlink:href="http://npgsql.projects.postgresql.org/" office:target-frame-name="_top" xlink:show="replace">http://npgsql.projects.postgresql.org/</text:a></text:p>
          </table:table-cell>
        </table:table-row>
        <table:table-row>
          <table:table-cell table:style-name="Table1.A2" office:value-type="string">
            <text:p text:style-name="Table_20_Contents">ODBCng</text:p>
          </table:table-cell>
          <table:table-cell table:style-name="Table1.A2" office:value-type="string">
            <text:p text:style-name="Table_20_Contents">ODBC</text:p>
          </table:table-cell>
          <table:table-cell table:style-name="Table1.A2" office:value-type="string">
            <text:p text:style-name="Table_20_Contents">An alternative ODBC driver</text:p>
          </table:table-cell>
          <table:table-cell table:style-name="Table1.D2" office:value-type="string">
            <text:p text:style-name="Table_20_Contents"><text:a xlink:type="simple" xlink:href="http://projects.commandprompt.com/public/odbcng/" office:target-frame-name="_top" xlink:show="replace">http://projects.commandprompt.com/public/odbcng/</text:a></text:p>
          </table:table-cell>
        </table:table-row>
        <table:table-row>
          <table:table-cell table:style-name="Table1.A2" office:value-type="string">
            <text:p text:style-name="Table_20_Contents">pgtclng</text:p>
          </table:table-cell>
          <table:table-cell table:style-name="Table1.A2" office:value-type="string">
            <text:p text:style-name="Table_20_Contents">Tcl</text:p>
          </table:table-cell>
          <table:table-cell table:style-name="Table1.A2" office:value-type="string">
            <text:p text:style-name="Table_20_Contents"> </text:p>
          </table:table-cell>
          <table:table-cell table:style-name="Table1.D2" office:value-type="string">
            <text:p text:style-name="Table_20_Contents"><text:a xlink:type="simple" xlink:href="http://pgfoundry.org/projects/pgtclng/" office:target-frame-name="_top" xlink:show="replace">http://pgfoundry.org/projects/pgtclng/</text:a></text:p>
          </table:table-cell>
        </table:table-row>
        <table:table-row>
          <table:table-cell table:style-name="Table1.A2" office:value-type="string">
            <text:p text:style-name="Table_20_Contents">psqlODBC</text:p>
          </table:table-cell>
          <table:table-cell table:style-name="Table1.A2" office:value-type="string">
            <text:p text:style-name="Table_20_Contents">ODBC</text:p>
          </table:table-cell>
          <table:table-cell table:style-name="Table1.A2" office:value-type="string">
            <text:p text:style-name="Table_20_Contents">The most commonly-used ODBC driver</text:p>
          </table:table-cell>
          <table:table-cell table:style-name="Table1.D2" office:value-type="string">
            <text:p text:style-name="Table_20_Contents"><text:a xlink:type="simple" xlink:href="http://psqlodbc.projects.postgresql.org/" office:target-frame-name="_top" xlink:show="replace">http://psqlodbc.projects.postgresql.org/</text:a></text:p>
          </table:table-cell>
        </table:table-row>
        <table:table-row>
          <table:table-cell table:style-name="Table1.A2" office:value-type="string">
            <text:p text:style-name="Table_20_Contents">psycopg</text:p>
          </table:table-cell>
          <table:table-cell table:style-name="Table1.A2" office:value-type="string">
            <text:p text:style-name="Table_20_Contents">Python</text:p>
          </table:table-cell>
          <table:table-cell table:style-name="Table1.A2" office:value-type="string">
            <text:p text:style-name="Table_20_Contents">DB API 2.0-compliant</text:p>
          </table:table-cell>
          <table:table-cell table:style-name="Table1.D2" office:value-type="string">
            <text:p text:style-name="Table_20_Contents"><text:a xlink:type="simple" xlink:href="http://www.initd.org/" office:target-frame-name="_top" xlink:show="replace">http://www.initd.org/</text:a></text:p>
          </table:table-cell>
        </table:table-row>
      </table:table>
      <text:p text:style-name="P4"><text:soft-page-break/><text:span text:style-name="Strong_20_Emphasis"><text:span text:style-name="T1"/></text:span></text:p>
      <text:p text:style-name="P4"><text:span text:style-name="Strong_20_Emphasis"><text:span text:style-name="T2">12.1) Integração com o PHP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Para a integração do PHP com o PostgreSQL não há necessidade de se instalar nenhum driver externo, ela acontece usando a libpq do PostgreSQL. A não ser que estejamos usando no Windows poderá acontecer da conexão não estar habilitada, então basta descomentar no php.ini a linha:</text:span></text:span></text:p>
      <text:p text:style-name="P4"><text:span text:style-name="Strong_20_Emphasis"><text:span text:style-name="T1">extension=php_pgsql.dll</text:span></text:span></text:p>
      <text:p text:style-name="P4"><text:span text:style-name="Strong_20_Emphasis"><text:span text:style-name="T1">A conexão da linguagem PHP com o SGBD é efetuada através da função:</text:span></text:span></text:p>
      <text:p text:style-name="P4"><text:span text:style-name="Strong_20_Emphasis"><text:span text:style-name="T1">pg_connect() <text:s/>- </text:span></text:span><text:a xlink:type="simple" xlink:href="http://www.php.net/manual/pt_BR/function.pg-connect.php"><text:span text:style-name="Strong_20_Emphasis"><text:span text:style-name="T1">http://www.php.net/manual/pt_BR/function.pg-connect.php</text:span></text:span></text:a></text:p>
      <text:p text:style-name="P4"><text:span text:style-name="Strong_20_Emphasis"><text:span text:style-name="T1"/></text:span></text:p>
      <text:p text:style-name="P4"><text:span text:style-name="Strong_20_Emphasis"><text:span text:style-name="T1">Exemplo:</text:span></text:span></text:p>
      <text:p text:style-name="P4"><text:span text:style-name="Strong_20_Emphasis"><text:span text:style-name="T1">$con = pg_connect("host=127.0.0.1 dbname=teste user=postgres password=postgres port=5432");</text:span></text:span></text:p>
      <text:p text:style-name="Text_20_body">if (!$con){</text:p>
      <text:p text:style-name="Text_20_body"><text:s text:c="4"/>echo "Falha na conexão com o banco. Veja detalhes técnicos: " . pg_last_error($con); </text:p>
      <text:p text:style-name="Text_20_body">}</text:p>
      <text:p text:style-name="P4"><text:span text:style-name="Strong_20_Emphasis"><text:span text:style-name="T1"/></text:span></text:p>
      <text:p text:style-name="P4"><text:span text:style-name="Strong_20_Emphasis"><text:span text:style-name="T1">Obs.: Lembrando que uma conexão ao PostgreSQL é realizada com um único banco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Após a coexão podemos manipular a codificação de caracteres com as funções:</text:span></text:span></text:p>
      <text:p text:style-name="P4"><text:span text:style-name="Strong_20_Emphasis"><text:span text:style-name="T1">pg_set_client_encoding("UNICODE");</text:span></text:span></text:p>
      <text:p text:style-name="P4"><text:span text:style-name="Strong_20_Emphasis"><text:span text:style-name="T1">echo pg_client_encoding();</text:span></text:span></text:p>
      <text:p text:style-name="P4"><text:span text:style-name="Strong_20_Emphasis"><text:span text:style-name="T1">echo pg_set_client_encoding();</text:span></text:span></text:p>
      <text:p text:style-name="P4"><text:span text:style-name="Strong_20_Emphasis"><text:span text:style-name="T1"/></text:span></text:p>
      <text:p text:style-name="P4"><text:a xlink:type="simple" xlink:href="http://www.php.net/manual/pt_BR/function.pg-set-client-encoding.php"><text:span text:style-name="Strong_20_Emphasis"><text:span text:style-name="T1">http://www.php.net/manual/pt_BR/function.pg-set-client-encoding.php</text:span></text:span></text:a></text:p>
      <text:p text:style-name="P4"><text:a xlink:type="simple" xlink:href="http://www.php.net/manual/pt_BR/function.pg-client-encoding.php"><text:span text:style-name="Strong_20_Emphasis"><text:span text:style-name="T1">http://www.php.net/manual/pt_BR/function.pg-client-encoding.php</text:span></text:span></text:a></text:p>
      <text:p text:style-name="P4"><text:span text:style-name="Strong_20_Emphasis"><text:span text:style-name="T1"/></text:span></text:p>
      <text:p text:style-name="P4"><text:span text:style-name="Strong_20_Emphasis"><text:span text:style-name="T1">Instalar Xampplite e postgresql_phpgenerator para fazer demonstração com banco dba_projeto.</text:span></text:span></text:p>
      <text:p text:style-name="P4"><text:span text:style-name="Strong_20_Emphasis"><text:span text:style-name="T1"/></text:span></text:p>
      <text:p text:style-name="P8"><text:span text:style-name="Strong_20_Emphasis"><text:span text:style-name="T1"/></text:span></text:p>
      <text:p text:style-name="P4"><text:span text:style-name="Strong_20_Emphasis"><text:span text:style-name="T2">12.2) Integração com Java (jdbc)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Configuração do Java em Windows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No prompt: </text:span></text:span></text:p>
      <text:p text:style-name="P4"><text:span text:style-name="Strong_20_Emphasis"><text:span text:style-name="T1">doskey.com /insert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No painel de controle </text:span></text:span></text:p>
      <text:p text:style-name="P4"><text:span text:style-name="Strong_20_Emphasis"><text:span text:style-name="T1">Adicionar ao path: </text:span></text:span></text:p>
      <text:p text:style-name="P4"><text:span text:style-name="Strong_20_Emphasis"><text:span text:style-name="T1">c:\jsdk\bin;c:\jsdk\jre\bin;%PATH%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Criar a variável chasspath </text:span></text:span></text:p>
      <text:p text:style-name="P4"><text:span text:style-name="Strong_20_Emphasis"><text:span text:style-name="T1">.;c:\jsdk\lib\tools.jar;c:\jsdk\lib\dt.jar;c:\jsdk\lib\htmlconverter.jar;c:\jsdk\jre\lib;c:\jsdk\jre\lib\rt.jar;c:\jsdk\jre\lib\ext\postgresql-8.3-603.jdbc3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No Linux (Ubuntu)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Para saber qual versão está usando, qual seu path e alterar, se for o caso: </text:span></text:span></text:p>
      <text:p text:style-name="P4"><text:span text:style-name="Strong_20_Emphasis"><text:span text:style-name="T1">sudo update-alternatives --config jav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Então copie o driver jdbc para o diretório, por exemplo (postgresql-8.3-603.jdbc3.jar):</text:span></text:span></text:p>
      <text:p text:style-name="P4"><text:span text:style-name="Strong_20_Emphasis"><text:span text:style-name="T1">/usr/lib/jvm/java-6-sun/jre/lib/ext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>O driver para integrar aplicações em Java ao PostgreSQL é o JDBC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Para selecionar a versão correta do JDBC devemos ter em mãos a versão do PostgreSQL e a versão do Java a usar e visitar o site </text:span></text:span><text:a xlink:type="simple" xlink:href="http://jdbc.postgresql.org/download.html#jdbcselection"><text:span text:style-name="Strong_20_Emphasis"><text:span text:style-name="T1">http://jdbc.postgresql.org/download.html#jdbcselection</text:span></text:span></text:a><text:span text:style-name="Strong_20_Emphasis"><text:span text:style-name="T1"> </text:span></text:span></text:p>
      <text:list text:style-name="L2">
        <text:list-header>
          <text:p text:style-name="P38"><text:span text:style-name="Strong_20_Emphasis"><text:span text:style-name="T1">A versão for Windows já traz o respectivo JDBC. Na dúvida:</text:span></text:span></text:p>
        </text:list-header>
        <text:list-item>
          <text:p text:style-name="P38"><text:soft-page-break/><text:span text:style-name="Strong_20_Emphasis"><text:span text:style-name="T1">JDK 1.1 - JDBC 1. Note que com a versão 8.0 o suporte ao JDBC 1 foi removido</text:span></text:span></text:p>
        </text:list-item>
      </text:list>
      <text:list text:style-name="L3">
        <text:list-item>
          <text:p text:style-name="P40">JDK 1.2, 1.3 - JDBC 2. </text:p>
        </text:list-item>
        <text:list-item>
          <text:p text:style-name="P40">JDK 1.3 + J2EE - JDBC 2 EE. Contém adicional suporte para classes javax.sql. </text:p>
        </text:list-item>
        <text:list-item>
          <text:p text:style-name="P40">JDK 1.4, 1.5 - JDBC 3. Contém suporte para SSL e javax.sql, mas não requer J2EE </text:p>
        </text:list-item>
        <text:list-item>
          <text:p text:style-name="P11">JDK 1.6 - JDBC4. Suporte para métodos JDBC4 é limitado. </text:p>
        </text:list-item>
      </text:list>
      <text:p text:style-name="P5"/>
      <text:p text:style-name="P5">Para a Versão Atual (8.3) do PostgreSQL</text:p>
      <text:p text:style-name="Text_20_body"><text:a xlink:type="simple" xlink:href="http://jdbc.postgresql.org/download/postgresql-8.3-603.jdbc3.jar"><text:line-break/>JDBC3 Postgresql Driver, Version 8.3-603</text:a> (preferir este, mais maduro)</text:p>
      <text:p text:style-name="Text_20_body"><text:a xlink:type="simple" xlink:href="http://jdbc.postgresql.org/download/postgresql-8.3-603.jdbc4.jar">JDBC4 Postgresql Driver, Version 8.3-603</text:a> 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Pequenos exemplos em Java acessando banco PostreSQL através do JDBC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Para rodar os exemplos abaixo precisamos ter o J2SE (JDK) instalado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Comando para compilar:</text:span></text:span></text:p>
      <text:p text:style-name="Text_20_body"><text:span text:style-name="Strong_20_Emphasis"><text:span text:style-name="T1">javac nome.java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Executando:</text:span></text:span></text:p>
      <text:p text:style-name="Text_20_body"><text:span text:style-name="Strong_20_Emphasis"><text:span text:style-name="T1">java nome.class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Este exemplo apenas testa a conexão com o servidor e o banco de dados.</text:span></text:span></text:p>
      <text:p text:style-name="Text_20_body"><text:span text:style-name="Strong_20_Emphasis"><text:span text:style-name="T1">Apenas copie o driver JDBC para o diretório \jre\lib\ext do Java, crie um arquivo chamado jdbc_teste.java com este conteúdo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import java.sql.DriverManager; </text:span></text:span></text:p>
      <text:p text:style-name="Text_20_body"><text:span text:style-name="Strong_20_Emphasis"><text:span text:style-name="T1">import java.sql.Connection; </text:span></text:span></text:p>
      <text:p text:style-name="Text_20_body"><text:span text:style-name="Strong_20_Emphasis"><text:span text:style-name="T1">import java.sql.SQLException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public class jdbc_teste2 { </text:span></text:span></text:p>
      <text:p text:style-name="Text_20_body"><text:soft-page-break/><text:span text:style-name="Strong_20_Emphasis"><text:span text:style-name="T1"><text:s text:c="2"/>public static void main(String[] argv) { </text:span></text:span></text:p>
      <text:p text:style-name="Text_20_body"><text:span text:style-name="Strong_20_Emphasis"><text:span text:style-name="T1"><text:s text:c="2"/>System.out.println("Checando se o Driver está registrado com DriverManager."); </text:span></text:span></text:p>
      <text:p text:style-name="Text_20_body"><text:span text:style-name="Strong_20_Emphasis"><text:span text:style-name="T1"><text:s text:c="2"/></text:span></text:span></text:p>
      <text:p text:style-name="Text_20_body"><text:span text:style-name="Strong_20_Emphasis"><text:span text:style-name="T1"><text:s text:c="2"/>try { </text:span></text:span></text:p>
      <text:p text:style-name="Text_20_body"><text:span text:style-name="Strong_20_Emphasis"><text:span text:style-name="T1"><text:s text:c="4"/>Class.forName("org.postgresql.Driver"); </text:span></text:span></text:p>
      <text:p text:style-name="Text_20_body"><text:span text:style-name="Strong_20_Emphasis"><text:span text:style-name="T1"><text:s text:c="2"/>} catch (ClassNotFoundException cnfe) { </text:span></text:span></text:p>
      <text:p text:style-name="Text_20_body"><text:span text:style-name="Strong_20_Emphasis"><text:span text:style-name="T1"><text:s text:c="4"/>System.out.println("Driver não encontrado!"); </text:span></text:span></text:p>
      <text:p text:style-name="Text_20_body"><text:span text:style-name="Strong_20_Emphasis"><text:span text:style-name="T1"><text:s text:c="4"/>System.out.println("Deixe mostrar o relatório do que encontrei e sair."); </text:span></text:span></text:p>
      <text:p text:style-name="Text_20_body"><text:span text:style-name="Strong_20_Emphasis"><text:span text:style-name="T1"><text:s text:c="4"/>cnfe.printStackTrace(); </text:span></text:span></text:p>
      <text:p text:style-name="Text_20_body"><text:span text:style-name="Strong_20_Emphasis"><text:span text:style-name="T1"><text:s text:c="4"/>System.exit(1); </text:span></text:span></text:p>
      <text:p text:style-name="Text_20_body"><text:span text:style-name="Strong_20_Emphasis"><text:span text:style-name="T1"><text:s text:c="2"/>} </text:span></text:span></text:p>
      <text:p text:style-name="Text_20_body"><text:span text:style-name="Strong_20_Emphasis"><text:span text:style-name="T1"><text:s text:c="2"/></text:span></text:span></text:p>
      <text:p text:style-name="Text_20_body"><text:span text:style-name="Strong_20_Emphasis"><text:span text:style-name="T1"><text:s text:c="2"/>System.out.println("Driver Registrado corretamente, tentarei uma connection."); </text:span></text:span></text:p>
      <text:p text:style-name="Text_20_body"><text:span text:style-name="Strong_20_Emphasis"><text:span text:style-name="T1"><text:s text:c="2"/></text:span></text:span></text:p>
      <text:p text:style-name="Text_20_body"><text:span text:style-name="Strong_20_Emphasis"><text:span text:style-name="T1"><text:s text:c="2"/>Connection c = null; </text:span></text:span></text:p>
      <text:p text:style-name="Text_20_body"><text:span text:style-name="Strong_20_Emphasis"><text:span text:style-name="T1"><text:s text:c="2"/></text:span></text:span></text:p>
      <text:p text:style-name="Text_20_body"><text:span text:style-name="Strong_20_Emphasis"><text:span text:style-name="T1"><text:s text:c="2"/>try { </text:span></text:span></text:p>
      <text:p text:style-name="Text_20_body"><text:span text:style-name="Strong_20_Emphasis"><text:span text:style-name="T1"><text:s text:c="4"/>// The second and third arguments are the username and password, </text:span></text:span></text:p>
      <text:p text:style-name="Text_20_body"><text:span text:style-name="Strong_20_Emphasis"><text:span text:style-name="T1"><text:s text:c="4"/>// respectively. They should be whatever is necessary to connect </text:span></text:span></text:p>
      <text:p text:style-name="Text_20_body"><text:span text:style-name="Strong_20_Emphasis"><text:span text:style-name="T1"><text:s text:c="4"/>// to the database. </text:span></text:span></text:p>
      <text:p text:style-name="Text_20_body"><text:span text:style-name="Strong_20_Emphasis"><text:span text:style-name="T1"><text:s text:c="4"/>c = DriverManager.getConnection("jdbc:postgresql://localhost:5433/dba_projeto", "postgres", "postgres"); </text:span></text:span></text:p>
      <text:p text:style-name="Text_20_body"><text:span text:style-name="Strong_20_Emphasis"><text:span text:style-name="T1"><text:s text:c="2"/>} catch (SQLException se) { </text:span></text:span></text:p>
      <text:p text:style-name="Text_20_body"><text:span text:style-name="Strong_20_Emphasis"><text:span text:style-name="T1"><text:s text:c="4"/>System.out.println("Erro ao conectar: imprimindo o resultado e saindo."); </text:span></text:span></text:p>
      <text:p text:style-name="Text_20_body"><text:span text:style-name="Strong_20_Emphasis"><text:span text:style-name="T1"><text:s text:c="4"/>se.printStackTrace(); </text:span></text:span></text:p>
      <text:p text:style-name="Text_20_body"><text:span text:style-name="Strong_20_Emphasis"><text:span text:style-name="T1"><text:s text:c="4"/>System.exit(1); </text:span></text:span></text:p>
      <text:p text:style-name="Text_20_body"><text:span text:style-name="Strong_20_Emphasis"><text:span text:style-name="T1"><text:s text:c="2"/>} </text:span></text:span></text:p>
      <text:p text:style-name="Text_20_body"><text:span text:style-name="Strong_20_Emphasis"><text:span text:style-name="T1"><text:s text:c="2"/></text:span></text:span></text:p>
      <text:p text:style-name="Text_20_body"><text:span text:style-name="Strong_20_Emphasis"><text:span text:style-name="T1"><text:s text:c="2"/>if (c != null) </text:span></text:span></text:p>
      <text:p text:style-name="Text_20_body"><text:span text:style-name="Strong_20_Emphasis"><text:span text:style-name="T1"><text:s text:c="4"/>System.out.println("Conexão bem sucedida ao banco!"); </text:span></text:span></text:p>
      <text:p text:style-name="Text_20_body"><text:soft-page-break/><text:span text:style-name="Strong_20_Emphasis"><text:span text:style-name="T1"><text:s text:c="2"/>else </text:span></text:span></text:p>
      <text:p text:style-name="Text_20_body"><text:span text:style-name="Strong_20_Emphasis"><text:span text:style-name="T1"><text:s text:c="4"/>System.out.println("Nunca deve ver isso."); </text:span></text:span></text:p>
      <text:p text:style-name="Text_20_body"><text:span text:style-name="Strong_20_Emphasis"><text:span text:style-name="T1"><text:s text:c="2"/>} 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Agora outro arquivo que mostra os registros de uma tabela</text:span></text:span></text:p>
      <text:p text:style-name="Text_20_body"><text:span text:style-name="Strong_20_Emphasis"><text:span text:style-name="T1">Crie um arquivo jdbc_teste2.java com o conteúdo abaixo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import java.sql.*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public class jdbc_teste <text:s/>{ </text:span></text:span></text:p>
      <text:p text:style-name="Text_20_body"><text:span text:style-name="Strong_20_Emphasis"><text:span text:style-name="T1"><text:s text:c="4"/>public static void main(String args[]) { </text:span></text:span></text:p>
      <text:p text:style-name="Text_20_body"><text:span text:style-name="Strong_20_Emphasis"><text:span text:style-name="T1"><text:s text:c="8"/>String url = "jdbc:postgresql://localhost:5433/dba_projeto"; </text:span></text:span></text:p>
      <text:p text:style-name="Text_20_body"><text:span text:style-name="Strong_20_Emphasis"><text:span text:style-name="T1"><text:s text:c="8"/>Connection con; </text:span></text:span></text:p>
      <text:p text:style-name="Text_20_body"><text:span text:style-name="Strong_20_Emphasis"><text:span text:style-name="T1"><text:s text:c="8"/>String query = "select * from clientes"; </text:span></text:span></text:p>
      <text:p text:style-name="Text_20_body"><text:span text:style-name="Strong_20_Emphasis"><text:span text:style-name="T1"><text:s text:c="8"/>Statement stmt; </text:span></text:span></text:p>
      <text:p text:style-name="Text_20_body"><text:span text:style-name="Strong_20_Emphasis"><text:span text:style-name="T1"><text:s text:c="8"/>try { </text:span></text:span></text:p>
      <text:p text:style-name="Text_20_body"><text:span text:style-name="Strong_20_Emphasis"><text:span text:style-name="T1"><text:s text:c="12"/>Class.forName("org.postgresql.Driver"); </text:span></text:span></text:p>
      <text:p text:style-name="Text_20_body"><text:span text:style-name="Strong_20_Emphasis"><text:span text:style-name="T1"><text:s text:c="8"/>} catch(java.lang.ClassNotFoundException e) { </text:span></text:span></text:p>
      <text:p text:style-name="Text_20_body"><text:span text:style-name="Strong_20_Emphasis"><text:span text:style-name="T1"><text:s text:c="12"/>System.err.print("ClassNotFoundException: "); </text:span></text:span></text:p>
      <text:p text:style-name="Text_20_body"><text:span text:style-name="Strong_20_Emphasis"><text:span text:style-name="T1"><text:s text:c="12"/>System.err.println(e.getMessage()); </text:span></text:span></text:p>
      <text:p text:style-name="Text_20_body"><text:span text:style-name="Strong_20_Emphasis"><text:span text:style-name="T1"><text:s text:c="8"/>} </text:span></text:span></text:p>
      <text:p text:style-name="Text_20_body"><text:span text:style-name="Strong_20_Emphasis"><text:span text:style-name="T1"><text:s text:c="8"/>try { </text:span></text:span></text:p>
      <text:p text:style-name="Text_20_body"><text:span text:style-name="Strong_20_Emphasis"><text:span text:style-name="T1"><text:s text:c="12"/>con = DriverManager.getConnection(url,"postgres", "postgres"); </text:span></text:span></text:p>
      <text:p text:style-name="Text_20_body"><text:span text:style-name="Strong_20_Emphasis"><text:span text:style-name="T1"><text:s text:c="12"/>stmt = con.createStatement(); </text:span></text:span></text:p>
      <text:p text:style-name="Text_20_body"><text:span text:style-name="Strong_20_Emphasis"><text:span text:style-name="T1"><text:s text:c="12"/>ResultSet rs = stmt.executeQuery(query); </text:span></text:span></text:p>
      <text:p text:style-name="Text_20_body"><text:span text:style-name="Strong_20_Emphasis"><text:span text:style-name="T1"><text:s text:c="12"/>ResultSetMetaData rsmd = rs.getMetaData(); </text:span></text:span></text:p>
      <text:p text:style-name="Text_20_body"><text:span text:style-name="Strong_20_Emphasis"><text:span text:style-name="T1"><text:s text:c="12"/>int numberOfColumns = rsmd.getColumnCount(); </text:span></text:span></text:p>
      <text:p text:style-name="Text_20_body"><text:span text:style-name="Strong_20_Emphasis"><text:span text:style-name="T1"><text:s text:c="12"/>int rowCount = 1; </text:span></text:span></text:p>
      <text:p text:style-name="Text_20_body"><text:soft-page-break/><text:span text:style-name="Strong_20_Emphasis"><text:span text:style-name="T1"><text:s text:c="12"/>while (rs.next()) { </text:span></text:span></text:p>
      <text:p text:style-name="Text_20_body"><text:span text:style-name="Strong_20_Emphasis"><text:span text:style-name="T1"><text:s text:c="16"/>System.out.println("Cliente " + rowCount + ": <text:s/>"); </text:span></text:span></text:p>
      <text:p text:style-name="Text_20_body"><text:span text:style-name="Strong_20_Emphasis"><text:span text:style-name="T1"><text:s text:c="16"/>for (int i = 1; i &lt;= numberOfColumns; i++) { </text:span></text:span></text:p>
      <text:p text:style-name="Text_20_body"><text:span text:style-name="Strong_20_Emphasis"><text:span text:style-name="T1"><text:s text:c="20"/>System.out.print(" <text:s text:c="3"/>Campo " + i + ": <text:s/>"); </text:span></text:span></text:p>
      <text:p text:style-name="Text_20_body"><text:span text:style-name="Strong_20_Emphasis"><text:span text:style-name="T1"><text:s text:c="20"/>System.out.println(rs.getString(i)); </text:span></text:span></text:p>
      <text:p text:style-name="Text_20_body"><text:span text:style-name="Strong_20_Emphasis"><text:span text:style-name="T1"><text:s text:c="16"/>} </text:span></text:span></text:p>
      <text:p text:style-name="Text_20_body"><text:span text:style-name="Strong_20_Emphasis"><text:span text:style-name="T1"><text:s text:c="16"/>System.out.println(""); </text:span></text:span></text:p>
      <text:p text:style-name="Text_20_body"><text:span text:style-name="Strong_20_Emphasis"><text:span text:style-name="T1"><text:s text:c="16"/>rowCount++; </text:span></text:span></text:p>
      <text:p text:style-name="Text_20_body"><text:span text:style-name="Strong_20_Emphasis"><text:span text:style-name="T1"><text:s text:c="12"/>} </text:span></text:span></text:p>
      <text:p text:style-name="Text_20_body"><text:span text:style-name="Strong_20_Emphasis"><text:span text:style-name="T1"><text:s text:c="12"/>stmt.close(); </text:span></text:span></text:p>
      <text:p text:style-name="Text_20_body"><text:span text:style-name="Strong_20_Emphasis"><text:span text:style-name="T1"><text:s text:c="12"/>con.close()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s text:c="8"/>} catch(SQLException ex) { </text:span></text:span></text:p>
      <text:p text:style-name="Text_20_body"><text:span text:style-name="Strong_20_Emphasis"><text:span text:style-name="T1"><text:s text:c="12"/>System.err.print("SQLException: "); </text:span></text:span></text:p>
      <text:p text:style-name="Text_20_body"><text:span text:style-name="Strong_20_Emphasis"><text:span text:style-name="T1"><text:s text:c="12"/>System.err.println(ex.getMessage()); </text:span></text:span></text:p>
      <text:p text:style-name="Text_20_body"><text:span text:style-name="Strong_20_Emphasis"><text:span text:style-name="T1"><text:s text:c="8"/>} </text:span></text:span></text:p>
      <text:p text:style-name="Text_20_body"><text:span text:style-name="Strong_20_Emphasis"><text:span text:style-name="T1"><text:s text:c="4"/>} </text:span></text:span></text:p>
      <text:p text:style-name="Text_20_body"><text:span text:style-name="Strong_20_Emphasis"><text:span text:style-name="T1">}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2">Mais um pequeno exemplo, consultando uma tabela:</text:span></text:span></text:p>
      <text:p text:style-name="Text_20_body"><text:span text:style-name="Strong_20_Emphasis"><text:span text:style-name="T1">Crie um arquivo com nome jdbc_teste3.java, com o conteúdo das duas páginas seguintes: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import java.sql.*; </text:span></text:span></text:p>
      <text:p text:style-name="Text_20_body"><text:span text:style-name="Strong_20_Emphasis"><text:span text:style-name="T1">public class jdbc_teste3 { </text:span></text:span></text:p>
      <text:p text:style-name="Text_20_body"><text:span text:style-name="Strong_20_Emphasis"><text:span text:style-name="T1">public static void main(String args[]) </text:span></text:span></text:p>
      <text:p text:style-name="Text_20_body"><text:span text:style-name="Strong_20_Emphasis"><text:span text:style-name="T1">{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tab/>String url = "jdbc:postgresql://localhost:5433/dba_projeto"; </text:span></text:span></text:p>
      <text:p text:style-name="Text_20_body"><text:span text:style-name="Strong_20_Emphasis"><text:span text:style-name="T1"><text:tab/>System.out.println("-----------------------------------------------------------"); </text:span></text:span></text:p>
      <text:p text:style-name="Text_20_body"><text:soft-page-break/><text:span text:style-name="Strong_20_Emphasis"><text:span text:style-name="T1"><text:tab/>System.out.println("Esta é a URL: " + url); </text:span></text:span></text:p>
      <text:p text:style-name="Text_20_body"><text:span text:style-name="Strong_20_Emphasis"><text:span text:style-name="T1"><text:tab/>Connection db; </text:span></text:span></text:p>
      <text:p text:style-name="Text_20_body"><text:span text:style-name="Strong_20_Emphasis"><text:span text:style-name="T1"><text:tab/>ResultSet rs; </text:span></text:span></text:p>
      <text:p text:style-name="Text_20_body"><text:span text:style-name="Strong_20_Emphasis"><text:span text:style-name="T1"><text:tab/>//Statement sq_stmt; </text:span></text:span></text:p>
      <text:p text:style-name="Text_20_body"><text:span text:style-name="Strong_20_Emphasis"><text:span text:style-name="T1"><text:tab/>try </text:span></text:span></text:p>
      <text:p text:style-name="Text_20_body"><text:span text:style-name="Strong_20_Emphasis"><text:span text:style-name="T1"><text:tab/>{ </text:span></text:span></text:p>
      <text:p text:style-name="Text_20_body"><text:span text:style-name="Strong_20_Emphasis"><text:span text:style-name="T1"><text:tab/><text:tab/>Class.forName( "org.postgresql.Driver" ); </text:span></text:span></text:p>
      <text:p text:style-name="Text_20_body"><text:span text:style-name="Strong_20_Emphasis"><text:span text:style-name="T1"><text:tab/>} </text:span></text:span></text:p>
      <text:p text:style-name="Text_20_body"><text:span text:style-name="Strong_20_Emphasis"><text:span text:style-name="T1"><text:tab/>catch ( java.lang.ClassNotFoundException e ) </text:span></text:span></text:p>
      <text:p text:style-name="Text_20_body"><text:span text:style-name="Strong_20_Emphasis"><text:span text:style-name="T1"><text:tab/>{ </text:span></text:span></text:p>
      <text:p text:style-name="Text_20_body"><text:span text:style-name="Strong_20_Emphasis"><text:span text:style-name="T1"><text:tab/><text:tab/>System.err.print( "ClassNotFoundException: " ); </text:span></text:span></text:p>
      <text:p text:style-name="Text_20_body"><text:span text:style-name="Strong_20_Emphasis"><text:span text:style-name="T1"><text:tab/><text:tab/>System.err.println( e.getMessage () ); </text:span></text:span></text:p>
      <text:p text:style-name="Text_20_body"><text:span text:style-name="Strong_20_Emphasis"><text:span text:style-name="T1"><text:tab/>}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tab/>System.out.println("Driver do PostgreSQL selecionado. ")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try </text:span></text:span></text:p>
      <text:p text:style-name="Text_20_body"><text:span text:style-name="Strong_20_Emphasis"><text:span text:style-name="T1">{ </text:span></text:span></text:p>
      <text:p text:style-name="Text_20_body"><text:span text:style-name="Strong_20_Emphasis"><text:span text:style-name="T1"><text:tab/>db = DriverManager.getConnection( url, "postgres", "postgres" ); </text:span></text:span></text:p>
      <text:p text:style-name="Text_20_body"><text:span text:style-name="Strong_20_Emphasis"><text:span text:style-name="T1">} </text:span></text:span></text:p>
      <text:p text:style-name="Text_20_body"><text:span text:style-name="Strong_20_Emphasis"><text:span text:style-name="T1">catch ( SQLException ex ) </text:span></text:span></text:p>
      <text:p text:style-name="Text_20_body"><text:span text:style-name="Strong_20_Emphasis"><text:span text:style-name="T1">{ </text:span></text:span></text:p>
      <text:p text:style-name="Text_20_body"><text:span text:style-name="Strong_20_Emphasis"><text:span text:style-name="T1"><text:tab/>System.err.println( "SQLException: " + ex.getMessage() ); </text:span></text:span></text:p>
      <text:p text:style-name="Text_20_body"><text:span text:style-name="Strong_20_Emphasis"><text:span text:style-name="T1">} 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System.out.println("Conexão aberta. "); </text:span></text:span></text:p>
      <text:p text:style-name="Text_20_body"><text:span text:style-name="Strong_20_Emphasis"><text:span text:style-name="T1">try </text:span></text:span></text:p>
      <text:p text:style-name="Text_20_body"><text:span text:style-name="Strong_20_Emphasis"><text:span text:style-name="T1">{ </text:span></text:span></text:p>
      <text:p text:style-name="Text_20_body"><text:span text:style-name="Strong_20_Emphasis"><text:span text:style-name="T1"><text:tab/>db = DriverManager.getConnection( url, "postgres", "postgres" ); </text:span></text:span></text:p>
      <text:p text:style-name="Text_20_body"><text:soft-page-break/><text:span text:style-name="Strong_20_Emphasis"><text:span text:style-name="T1"><text:tab/>Statement sq_stmt = db.createStatement(); </text:span></text:span></text:p>
      <text:p text:style-name="Text_20_body"><text:span text:style-name="Strong_20_Emphasis"><text:span text:style-name="T1"><text:tab/>String sql_str = "SELECT * FROM clientes"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tab/>rs = sq_stmt.executeQuery(sql_str); </text:span></text:span></text:p>
      <text:p text:style-name="Text_20_body"><text:span text:style-name="Strong_20_Emphasis"><text:span text:style-name="T1"><text:tab/>while (rs.next()) </text:span></text:span></text:p>
      <text:p text:style-name="Text_20_body"><text:span text:style-name="Strong_20_Emphasis"><text:span text:style-name="T1"><text:tab/>{ </text:span></text:span></text:p>
      <text:p text:style-name="Text_20_body"><text:span text:style-name="Strong_20_Emphasis"><text:span text:style-name="T1"><text:tab/><text:tab/>System.out.println("---------------------------------------"); </text:span></text:span></text:p>
      <text:p text:style-name="Text_20_body"><text:span text:style-name="Strong_20_Emphasis"><text:span text:style-name="T1"><text:tab/><text:tab/>String cpf = rs.getString("cpf"); </text:span></text:span></text:p>
      <text:p text:style-name="Text_20_body"><text:span text:style-name="Strong_20_Emphasis"><text:span text:style-name="T1"><text:tab/><text:tab/>String nome = rs.getString("nome"); </text:span></text:span></text:p>
      <text:p text:style-name="Text_20_body"><text:span text:style-name="Strong_20_Emphasis"><text:span text:style-name="T1"><text:tab/><text:tab/>String email = rs.getString("email"); </text:span></text:span></text:p>
      <text:p text:style-name="Text_20_body"><text:span text:style-name="Strong_20_Emphasis"><text:span text:style-name="T1"><text:tab/><text:tab/>System.out.println("CPF: " + cpf); </text:span></text:span></text:p>
      <text:p text:style-name="Text_20_body"><text:span text:style-name="Strong_20_Emphasis"><text:span text:style-name="T1"><text:tab/><text:tab/>System.out.println("Nome: " + nome); </text:span></text:span></text:p>
      <text:p text:style-name="Text_20_body"><text:span text:style-name="Strong_20_Emphasis"><text:span text:style-name="T1"><text:tab/><text:tab/>System.out.println("Email: " + email + " "); </text:span></text:span></text:p>
      <text:p text:style-name="Text_20_body"><text:span text:style-name="Strong_20_Emphasis"><text:span text:style-name="T1"><text:tab/>} </text:span></text:span></text:p>
      <text:p text:style-name="Text_20_body"><text:span text:style-name="Strong_20_Emphasis"><text:span text:style-name="T1"><text:tab/>System.out.println("---------------------------------------"); </text:span></text:span></text:p>
      <text:p text:style-name="Text_20_body"><text:span text:style-name="Strong_20_Emphasis"><text:span text:style-name="T1"><text:tab/>System.out.println("---------------------------------------"); </text:span></text:span></text:p>
      <text:p text:style-name="Text_20_body"><text:span text:style-name="Strong_20_Emphasis"><text:span text:style-name="T1">} </text:span></text:span></text:p>
      <text:p text:style-name="Text_20_body"><text:span text:style-name="Strong_20_Emphasis"><text:span text:style-name="T1">catch ( SQLException ex ) </text:span></text:span></text:p>
      <text:p text:style-name="Text_20_body"><text:span text:style-name="Strong_20_Emphasis"><text:span text:style-name="T1">{ </text:span></text:span></text:p>
      <text:p text:style-name="Text_20_body"><text:span text:style-name="Strong_20_Emphasis"><text:span text:style-name="T1"><text:tab/>System.err.println( "SQLException: " + ex.getMessage() ); </text:span></text:span></text:p>
      <text:p text:style-name="Text_20_body"><text:span text:style-name="Strong_20_Emphasis"><text:span text:style-name="T1">}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tab/>System.out.println("Consulta efetuada. "); 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tab/>System.out.println("Conexão fechada. "); </text:span></text:span></text:p>
      <text:p text:style-name="Text_20_body"><text:span text:style-name="Strong_20_Emphasis"><text:span text:style-name="T1"><text:tab/>System.out.println("---------------------------------------"); </text:span></text:span></text:p>
      <text:p text:style-name="Text_20_body"><text:span text:style-name="Strong_20_Emphasis"><text:span text:style-name="T1"><text:tab/>} </text:span></text:span></text:p>
      <text:p text:style-name="Text_20_body"><text:span text:style-name="Strong_20_Emphasis"><text:span text:style-name="T1">} </text:span></text:span></text:p>
      <text:p text:style-name="P7"><text:span text:style-name="Strong_20_Emphasis"><text:span text:style-name="T1"/></text:span></text:p>
      <text:p text:style-name="Text_20_body"><text:span text:style-name="Strong_20_Emphasis"><text:span text:style-name="T2">Gerador de Relatórios</text:span></text:span></text:p>
      <text:p text:style-name="Text_20_body"><text:span text:style-name="Strong_20_Emphasis"><text:span text:style-name="T1">Agora vamos configurar um cliente Java para conectar ao PostgreSQL através do JDBC. Este cliente é o </text:span></text:span><text:span text:style-name="Strong_20_Emphasis"><text:span text:style-name="T2">gerador de relatórios</text:span></text:span><text:span text:style-name="Strong_20_Emphasis"><text:span text:style-name="T1"> através do JDBC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Instalar</text:span></text:span></text:p>
      <text:list text:style-name="L4">
        <text:list-item>
          <text:p text:style-name="P12"><text:span text:style-name="Strong_20_Emphasis"><text:span text:style-name="T1">Instalar o iReport (http://ireport.sf.net)</text:span></text:span></text:p>
        </text:list-item>
        <text:list-item>
          <text:p text:style-name="P12"><text:span text:style-name="Strong_20_Emphasis"><text:span text:style-name="T1">Abrir o iReport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2">Configurar Fonte de Dados</text:span></text:span></text:p>
      <text:list text:style-name="L4">
        <text:list-item text:start-value="1">
          <text:p text:style-name="P12"><text:span text:style-name="Strong_20_Emphasis"><text:span text:style-name="T1">Menu Data – Conexões/Fonte de Dados</text:span></text:span></text:p>
        </text:list-item>
        <text:list-item>
          <text:p text:style-name="P12"><text:span text:style-name="Strong_20_Emphasis"><text:span text:style-name="T1">Novo</text:span></text:span></text:p>
        </text:list-item>
        <text:list-item>
          <text:p text:style-name="P12"><text:span text:style-name="Strong_20_Emphasis"><text:span text:style-name="T1">Conexão de Banco de Dados JDBC – Próximo</text:span></text:span></text:p>
        </text:list-item>
        <text:list-item>
          <text:p text:style-name="P12"><text:span text:style-name="Strong_20_Emphasis"><text:span text:style-name="T1">Nome (nome da conexão: conTeste)</text:span></text:span></text:p>
        </text:list-item>
        <text:list-item>
          <text:p text:style-name="P12"><text:span text:style-name="Strong_20_Emphasis"><text:span text:style-name="T1">Driver (selecione org.postgresql.Driver)</text:span></text:span></text:p>
        </text:list-item>
        <text:list-item>
          <text:p text:style-name="P12"><text:span text:style-name="Strong_20_Emphasis"><text:span text:style-name="T1">Caminho do JDBC (ajuste o necessário)</text:span></text:span></text:p>
          <text:p text:style-name="P12"><text:span text:style-name="Strong_20_Emphasis"><text:span text:style-name="T1">jdbc:postgresql://localhost:5432/MYDATABASE (original)</text:span></text:span></text:p>
          <text:p text:style-name="P12"><text:span text:style-name="Strong_20_Emphasis"><text:span text:style-name="T1">jdbc:postgresql://localhost:5432/dba_projeto</text:span></text:span></text:p>
        </text:list-item>
        <text:list-item>
          <text:p text:style-name="P12"><text:span text:style-name="Strong_20_Emphasis"><text:span text:style-name="T1">Endereço do servidor (localhost)</text:span></text:span></text:p>
        </text:list-item>
        <text:list-item>
          <text:p text:style-name="P12"><text:span text:style-name="Strong_20_Emphasis"><text:span text:style-name="T1">Banco de dados (dba_projeto)</text:span></text:span></text:p>
        </text:list-item>
        <text:list-item>
          <text:p text:style-name="P12"><text:span text:style-name="Strong_20_Emphasis"><text:span text:style-name="T1">Usuário (postgres)</text:span></text:span></text:p>
        </text:list-item>
        <text:list-item>
          <text:p text:style-name="P12"><text:span text:style-name="Strong_20_Emphasis"><text:span text:style-name="T1">Senha (postgres)</text:span></text:span></text:p>
        </text:list-item>
      </text:list>
      <text:p text:style-name="Text_20_body"><text:span text:style-name="Strong_20_Emphasis"><text:span text:style-name="T1">Antes de conectar ou de testar devemos copiar o driver JDBC para a pasta:</text:span></text:span></text:p>
      <text:p text:style-name="Text_20_body"><text:span text:style-name="Strong_20_Emphasis"><text:span text:style-name="T1">C:\Program Files\JasperSoft\iReport-2.0.4\lib</text:span></text:span></text:p>
      <text:list text:style-name="L5">
        <text:list-item>
          <text:p text:style-name="P26"><text:span text:style-name="Strong_20_Emphasis"><text:span text:style-name="T1">Clique em Salvar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2">Criar Relatório</text:span></text:span></text:p>
      <text:list text:style-name="L5">
        <text:list-header>
          <text:p text:style-name="P26"><text:span text:style-name="Strong_20_Emphasis"><text:span text:style-name="T1">Clicar no botão New report (varinha mágica) para criar um novo relatório com o assistente</text:span></text:span></text:p>
        </text:list-header>
        <text:list-item>
          <text:p text:style-name="P26"><text:span text:style-name="Strong_20_Emphasis"><text:span text:style-name="T1">Em Conexões selecionar a conexão criada (conTeste)</text:span></text:span></text:p>
        </text:list-item>
        <text:list-item>
          <text:p text:style-name="P26"><text:soft-page-break/><text:span text:style-name="Strong_20_Emphasis"><text:span text:style-name="T1">Clique na caixa Consulta SQL e digite:</text:span></text:span></text:p>
          <text:p text:style-name="P26"><text:span text:style-name="Strong_20_Emphasis"><text:span text:style-name="T1">select codigo, valor from pedidos;</text:span></text:span></text:p>
        </text:list-item>
        <text:list-item>
          <text:p text:style-name="P26"><text:span text:style-name="Strong_20_Emphasis"><text:span text:style-name="T1">E clique em Próximo</text:span></text:span></text:p>
        </text:list-item>
        <text:list-item>
          <text:p text:style-name="P26"><text:span text:style-name="Strong_20_Emphasis"><text:span text:style-name="T1">Clique na seta dupla para a direita &gt;&gt; e <text:s/>Próximo</text:span></text:span></text:p>
        </text:list-item>
        <text:list-item>
          <text:p text:style-name="P26"><text:span text:style-name="Strong_20_Emphasis"><text:span text:style-name="T1">Próximo em Agrupar...</text:span></text:span></text:p>
        </text:list-item>
        <text:list-item>
          <text:p text:style-name="P26"><text:span text:style-name="Strong_20_Emphasis"><text:span text:style-name="T1">Próximo em layout</text:span></text:span></text:p>
        </text:list-item>
        <text:list-item>
          <text:p text:style-name="P26"><text:span text:style-name="Strong_20_Emphasis"><text:span text:style-name="T1">Encerrar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2">Compilar</text:span></text:span></text:p>
      <text:list text:style-name="L5">
        <text:list-item text:start-value="1">
          <text:p text:style-name="P26"><text:span text:style-name="Strong_20_Emphasis"><text:span text:style-name="T1">Clique no menu Criar – Compilar e Salve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2">Executar</text:span></text:span></text:p>
      <text:list text:style-name="L5">
        <text:list-item text:start-value="1">
          <text:p text:style-name="P26"><text:span text:style-name="Strong_20_Emphasis"><text:span text:style-name="T1">Criar – Executar relatório (usar conexão ativa)</text:span></text:span></text:p>
        </text:list-item>
      </text:list>
      <text:p text:style-name="Text_20_body"><text:span text:style-name="Strong_20_Emphasis"><text:span text:style-name="T1">Caso não seja exibido clique em Criar e deixe selecionados: Visualizar JRViewer e Utilizar o virtualizador de Relatórios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Um outro gerador de relatórios muito bom é o BIRT do grupo Eclipse:</text:span></text:span></text:p>
      <text:p text:style-name="Text_20_body"><text:a xlink:type="simple" xlink:href="http://www.eclipse.org/birt"><text:span text:style-name="Strong_20_Emphasis"><text:span text:style-name="T1">http://www.eclipse.org/birt</text:span></text:span></text:a></text:p>
      <text:p text:style-name="Text_20_body"><text:span text:style-name="Strong_20_Emphasis"><text:span text:style-name="T1"/></text:span></text:p>
      <text:p text:style-name="P4"><text:span text:style-name="Strong_20_Emphasis"><text:span text:style-name="T2">12.3) Integração com MS Access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Para aplicações usadas por um único usuário, o MS Access atende geralmente. Ele tem problemas para diversos usuários simultâneos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A conexão do MS Access e de muitos outros aplicativos for Windows com o PostgreSQL se dá através do psqlODBC, que pode ser encontrado em:</text:span></text:span></text:p>
      <text:p text:style-name="P4"><text:a xlink:type="simple" xlink:href="http://www.postgresql.org/ftp/odbc/versions/msi/"><text:span text:style-name="Strong_20_Emphasis"><text:span text:style-name="T1">http://www.postgresql.org/ftp/odbc/versions/msi/</text:span></text:span></text:a></text:p>
      <text:p text:style-name="P4"><text:span text:style-name="Strong_20_Emphasis"><text:span text:style-name="T1">Baixar a última versão, descompactar e instalar usando o arquivo psqlodbc.msi ou atualizar uma versão existente com o arquivo upgrade.bat.</text:span></text:span></text:p>
      <text:p text:style-name="P4"><text:span text:style-name="Strong_20_Emphasis"><text:span text:style-name="T1">Após a instalação teremos um novo driver no ODBC do Windows.</text:span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2">Vamos criar uma Conexão ODBC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Adicionar um banco do PostgreSQL no ODBC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Iniciar – Painel de Controle – Ferramentas Administrativas – ODBC</text:span></text:span></text:p>
      <text:p text:style-name="P4"><text:span text:style-name="Strong_20_Emphasis"><text:span text:style-name="T1">Adicionar – PostgreSQL ANSI ou UNICODE (depende da codificação do banco)</text:span></text:span></text:p>
      <text:p text:style-name="P4"><text:span text:style-name="Strong_20_Emphasis"><text:span text:style-name="T1">Database – dba_pojeto</text:span></text:span></text:p>
      <text:p text:style-name="P4"><text:span text:style-name="Strong_20_Emphasis"><text:span text:style-name="T1">Server – localhost</text:span></text:span></text:p>
      <text:p text:style-name="P4"><text:span text:style-name="Strong_20_Emphasis"><text:span text:style-name="T1">Username – postgres</text:span></text:span></text:p>
      <text:p text:style-name="P4"><text:span text:style-name="Strong_20_Emphasis"><text:span text:style-name="T1">Password – postgres</text:span></text:span></text:p>
      <text:p text:style-name="P4"><text:span text:style-name="Strong_20_Emphasis"><text:span text:style-name="T1">Então clique em Test</text:span></text:span></text:p>
      <text:p text:style-name="P4"><text:span text:style-name="Strong_20_Emphasis"><text:span text:style-name="T1">Observe que em Options existem diversas opções extra.</text:span></text:span></text:p>
      <text:p text:style-name="P4"><text:span text:style-name="Strong_20_Emphasis"><text:span text:style-name="T1">Clique em Save para guardar e OK.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Criar o Banco</text:span></text:span></text:p>
      <text:p text:style-name="P4"><text:span text:style-name="Strong_20_Emphasis"><text:span text:style-name="T1">Agora abra o Accecss e crie um banco de dados em branco chamado dba_projeto.</text:span></text:span></text:p>
      <text:p text:style-name="P4"><text:span text:style-name="Strong_20_Emphasis"><text:span text:style-name="T1">Clicar com o botão direito na janela bancos de dados (área livre)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Importar</text:span></text:span></text:p>
      <text:p text:style-name="P4"><text:span text:style-name="Strong_20_Emphasis"><text:span text:style-name="T1">Arquivos do tipo (Selecionar o último - Bancos de dados ODBC())</text:span></text:span></text:p>
      <text:p text:style-name="P4"><text:span text:style-name="Strong_20_Emphasis"><text:span text:style-name="T1">Clique na Aba acima - Fontes de dados de máquin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>Selecione a PostgreSQL30W ou outro nome dado, a que criamos e clique em OK</text:span></text:span></text:p>
      <text:p text:style-name="P4"><text:span text:style-name="Strong_20_Emphasis"><text:span text:style-name="T1">Selecione uma das tabelas para importar e clique em OK</text:span></text:span></text:p>
      <text:p text:style-name="P4"><text:span text:style-name="Strong_20_Emphasis"><text:span text:style-name="T1">caso apenas vinculemos, as tabelas continuam no PostgreSQL e podemos usá-la e alterá-las, mas seus registros continuarão na tabela que está no PostgreSQL.</text:span></text:span></text:p>
      <text:p text:style-name="P4"><text:span text:style-name="Strong_20_Emphasis"><text:span text:style-name="T1">Já importando estamos trazendo uma cópia para o Access, uma cópia estática.</text:span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2">12.4) Integração com Visual C++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E também .NET e outros for Windows na parte III do Livro "PostgreSQL 8 for Windows".</text:span></text:span></text:p>
      <text:p text:style-name="P4"><text:span text:style-name="Strong_20_Emphasis"><text:span text:style-name="T1">Também o Capítulo 13 do PostgreSQL Prático:</text:span></text:span></text:p>
      <text:p text:style-name="P4"><text:a xlink:type="simple" xlink:href="http://pt.wikibooks.org/wiki/PostgreSQL_Prático/Conectividade"><text:span text:style-name="Strong_20_Emphasis"><text:span text:style-name="T1">http://pt.wikibooks.org/wiki/PostgreSQL_Prático/Conectividade</text:span></text:span></text:a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2">Conectando com Visual BASIC</text:span></text:span></text:p>
      <text:p text:style-name="Standard"/>
      <text:p text:style-name="Standard">CurrentProject.Connection.Execute StrSql2</text:p>
      <text:p text:style-name="Standard">If not linked tables then use something like</text:p>
      <text:p text:style-name="Standard"><text:s text:c="2"/>Dim cnn as new ADODB.Connection</text:p>
      <text:p text:style-name="Standard"><text:s text:c="2"/>cnn.Open "DSN=my_dbs_dsn_name" 'or a full PostgreSQL connection string</text:p>
      <text:p text:style-name="Standard"><text:s text:c="2"/>cnn.Execute StrSql2</text:p>
      <text:p text:style-name="Standard"/>
      <text:p text:style-name="Standard"/>
      <text:p text:style-name="P6">Outro exemplo:</text:p>
      <text:p text:style-name="Standard"/>
      <text:p text:style-name="Standard">Criar um DSN ODBC "pgresearch" via ADO e use:</text:p>
      <text:p text:style-name="Standard"/>
      <text:p text:style-name="Standard">Dim gcnResearch As ADODB.Connection</text:p>
      <text:p text:style-name="Standard">Dim rsUId As ADODB.Recordset</text:p>
      <text:p text:style-name="Standard"/>
      <text:p text:style-name="Standard">' open the database</text:p>
      <text:p text:style-name="Standard">Set gcnResearch =3D New ADODB.Connection</text:p>
      <text:p text:style-name="Standard">With gcnResearch</text:p>
      <text:p text:style-name="Standard"><text:s text:c="3"/>.ConnectionString =3D "dsn=3Dpgresearch"</text:p>
      <text:p text:style-name="Standard"><text:s text:c="3"/>.Properties("User ID") =3D txtUsername</text:p>
      <text:p text:style-name="Standard"><text:s text:c="3"/>.Properties("Password") =3D txtPassword</text:p>
      <text:p text:style-name="Standard"><text:s text:c="3"/>.Open</text:p>
      <text:p text:style-name="Standard">End With</text:p>
      <text:p text:style-name="Standard"/>
      <text:p text:style-name="P6">Conexão com Visual Studio</text:p>
      <text:p text:style-name="Standard"/>
      <text:p text:style-name="Standard"><text:a xlink:type="simple" xlink:href="http://www.linhadecodigo.com.br/ArtigoImpressao.aspx?id=1687">http://www.linhadecodigo.com.br/ArtigoImpressao.aspx?id=1687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DBA PostgreSQL<text:tab/><text:page-number text:select-page="current">13</text:page-number>/<text:page-count>13</text:page-count></text:p>
      </style:header>
      <style:footer>
        <text:p text:style-name="P2">Ribamar FS – <text:a xlink:type="simple" xlink:href="http://ribafs.net/">http://ribafs.net</text:a> – ribafs@ribafs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Ribamar FS</dc:creator>
    <dc:date>2008-05-15T10:29:23</dc:date>
    <meta:editing-cycles>118</meta:editing-cycles>
    <meta:editing-duration>PT7H14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3" meta:paragraph-count="323" meta:word-count="1637" meta:character-count="12648"/>
  </office:meta>
</office:document-meta>
</file>